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 style:list-style-name="L1">
      <style:text-properties fo:font-size="14pt" style:font-size-asian="14pt" style:font-size-complex="14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69535534" text:style-name="L1">
        <text:list-item>
          <text:p text:style-name="P1">Check for the case where there is no data.</text:p>
          <text:list>
            <text:list-item>
              <text:p text:style-name="P1">0 element in case of array.</text:p>
            </text:list-item>
            <text:list-item>
              <text:p text:style-name="P1">0x0 matrix in case of matrix problems.</text:p>
            </text:list-item>
            <text:list-item>
              <text:p text:style-name="P1">0 node in case of tree/graph.</text:p>
            </text:list-item>
          </text:list>
        </text:list-item>
        <text:list-item>
          <text:p text:style-name="P1">Check the case where there is only one element.</text:p>
          <text:list>
            <text:list-item>
              <text:p text:style-name="P1">1 element</text:p>
            </text:list-item>
            <text:list-item>
              <text:p text:style-name="P1">1x1 matrix</text:p>
            </text:list-item>
            <text:list-item>
              <text:p text:style-name="P1">1 node in tree/graph problems.</text:p>
            </text:list-item>
          </text:list>
        </text:list-item>
        <text:list-item>
          <text:p text:style-name="P1">Check for small data like 2 elements(1D array) OR (1*2 or 2*1) in case of 2D.</text:p>
        </text:list-item>
        <text:list-item>
          <text:p text:style-name="P1">Check the situation where you algorithm is going for worst cas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DejaVu Sans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2-26T19:40:06</dc:date>
    <dc:creator>Tejas </dc:creator>
    <meta:generator>OpenOffice.org/3.2$Linux OpenOffice.org_project/320m12$Build-9483</meta:generator>
    <meta:editing-duration>PT00H05M18S</meta:editing-duration>
    <meta:editing-cycles>9</meta:editing-cycles>
    <meta:document-statistic meta:table-count="0" meta:image-count="0" meta:object-count="0" meta:page-count="1" meta:paragraph-count="10" meta:word-count="83" meta:character-count="383"/>
  </office:meta>
</office:document-meta>
</file>